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24dcff5" style:font-size-asian="8pt" style:font-size-complex="8pt"/>
    </style:style>
    <style:style style:name="P3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4" style:family="paragraph" style:parent-style-name="Standard">
      <style:text-properties fo:font-size="8pt" officeooo:rsid="00156149" officeooo:paragraph-rsid="0256e845" style:font-size-asian="8pt" style:font-size-complex="8pt"/>
    </style:style>
    <style:style style:name="P5" style:family="paragraph" style:parent-style-name="Standard">
      <style:text-properties fo:font-size="8pt" officeooo:rsid="00156149" officeooo:paragraph-rsid="026b5ad2" style:font-size-asian="8pt" style:font-size-complex="8pt"/>
    </style:style>
    <style:style style:name="P6" style:family="paragraph" style:parent-style-name="Standard">
      <style:text-properties fo:font-size="8pt" officeooo:rsid="00156149" officeooo:paragraph-rsid="028b3028" style:font-size-asian="8pt" style:font-size-complex="8pt"/>
    </style:style>
    <style:style style:name="P7" style:family="paragraph" style:parent-style-name="Standard">
      <style:text-properties fo:font-size="8pt" officeooo:rsid="00156149" officeooo:paragraph-rsid="028cffc0" style:font-size-asian="8pt" style:font-size-complex="8pt"/>
    </style:style>
    <style:style style:name="P8" style:family="paragraph" style:parent-style-name="Standard">
      <style:text-properties fo:font-size="8pt" officeooo:rsid="00156149" officeooo:paragraph-rsid="029522b5" style:font-size-asian="8pt" style:font-size-complex="8pt"/>
    </style:style>
    <style:style style:name="P9" style:family="paragraph" style:parent-style-name="Standard">
      <style:text-properties fo:font-size="8pt" officeooo:rsid="00156149" officeooo:paragraph-rsid="028f8b26" style:font-size-asian="8pt" style:font-size-complex="8pt"/>
    </style:style>
    <style:style style:name="P10" style:family="paragraph" style:parent-style-name="Standard">
      <style:text-properties fo:font-size="8pt" officeooo:rsid="00156149" officeooo:paragraph-rsid="029c7b78" style:font-size-asian="8pt" style:font-size-complex="8pt"/>
    </style:style>
    <style:style style:name="P11" style:family="paragraph" style:parent-style-name="Standard">
      <style:text-properties fo:font-size="8pt" officeooo:rsid="00156149" officeooo:paragraph-rsid="032438c3" style:font-size-asian="8pt" style:font-size-complex="8pt"/>
    </style:style>
    <style:style style:name="P12" style:family="paragraph" style:parent-style-name="Standard">
      <style:text-properties fo:font-size="8pt" officeooo:rsid="00156149" officeooo:paragraph-rsid="03274200" style:font-size-asian="8pt" style:font-size-complex="8pt"/>
    </style:style>
    <style:style style:name="P13" style:family="paragraph" style:parent-style-name="Standard">
      <style:text-properties fo:font-size="8pt" officeooo:rsid="00156149" officeooo:paragraph-rsid="0327eed3" style:font-size-asian="8pt" style:font-size-complex="8pt"/>
    </style:style>
    <style:style style:name="P14" style:family="paragraph" style:parent-style-name="Standard">
      <style:text-properties fo:font-size="8pt" officeooo:rsid="00156149" officeooo:paragraph-rsid="032d19ad" style:font-size-asian="8pt" style:font-size-complex="8pt"/>
    </style:style>
    <style:style style:name="P15" style:family="paragraph" style:parent-style-name="Standard">
      <style:text-properties fo:font-size="8pt" officeooo:rsid="00156149" officeooo:paragraph-rsid="032ea05d" style:font-size-asian="8pt" style:font-size-complex="8pt"/>
    </style:style>
    <style:style style:name="P16" style:family="paragraph" style:parent-style-name="Standard">
      <style:text-properties fo:font-size="8pt" officeooo:rsid="00156149" officeooo:paragraph-rsid="0330df66" style:font-size-asian="8pt" style:font-size-complex="8pt"/>
    </style:style>
    <style:style style:name="P17" style:family="paragraph" style:parent-style-name="Standard">
      <style:text-properties fo:font-size="8pt" officeooo:rsid="00156149" officeooo:paragraph-rsid="028d882e" style:font-size-asian="8pt" style:font-size-complex="8pt"/>
    </style:style>
    <style:style style:name="P18" style:family="paragraph" style:parent-style-name="Standard">
      <style:text-properties fo:font-size="8pt" officeooo:rsid="00156149" officeooo:paragraph-rsid="03342924" style:font-size-asian="8pt" style:font-size-complex="8pt"/>
    </style:style>
    <style:style style:name="P19" style:family="paragraph" style:parent-style-name="Standard">
      <style:text-properties fo:font-size="8pt" officeooo:rsid="00156149" officeooo:paragraph-rsid="035c1b22" style:font-size-asian="8pt" style:font-size-complex="8pt"/>
    </style:style>
    <style:style style:name="P20" style:family="paragraph" style:parent-style-name="Standard">
      <style:text-properties fo:font-size="8pt" officeooo:rsid="00156149" officeooo:paragraph-rsid="035d6ca0" style:font-size-asian="8pt" style:font-size-complex="8pt"/>
    </style:style>
    <style:style style:name="P21" style:family="paragraph" style:parent-style-name="Standard">
      <style:text-properties fo:font-size="8pt" officeooo:rsid="00156149" officeooo:paragraph-rsid="02945fa6" style:font-size-asian="8pt" style:font-size-complex="8pt"/>
    </style:style>
    <style:style style:name="P22" style:family="paragraph" style:parent-style-name="Standard">
      <style:text-properties fo:font-size="8pt" officeooo:rsid="00156149" officeooo:paragraph-rsid="036e3d3a" style:font-size-asian="8pt" style:font-size-complex="8pt"/>
    </style:style>
    <style:style style:name="P23" style:family="paragraph" style:parent-style-name="Standard">
      <style:text-properties fo:font-size="8pt" officeooo:rsid="00156149" officeooo:paragraph-rsid="036e9220" style:font-size-asian="8pt" style:font-size-complex="8pt"/>
    </style:style>
    <style:style style:name="P24" style:family="paragraph" style:parent-style-name="Standard">
      <style:text-properties fo:font-size="8pt" officeooo:rsid="00156149" officeooo:paragraph-rsid="03713e2c" style:font-size-asian="8pt" style:font-size-complex="8pt"/>
    </style:style>
    <style:style style:name="P25" style:family="paragraph" style:parent-style-name="Standard">
      <style:text-properties fo:font-size="8pt" officeooo:rsid="00156149" officeooo:paragraph-rsid="0377957e" style:font-size-asian="8pt" style:font-size-complex="8pt"/>
    </style:style>
    <style:style style:name="P26" style:family="paragraph" style:parent-style-name="Standard">
      <style:text-properties fo:font-size="8pt" officeooo:rsid="00156149" officeooo:paragraph-rsid="03780320" style:font-size-asian="8pt" style:font-size-complex="8pt"/>
    </style:style>
    <style:style style:name="P27" style:family="paragraph" style:parent-style-name="Standard">
      <style:text-properties fo:font-size="8pt" officeooo:rsid="00156149" officeooo:paragraph-rsid="0379067f" style:font-size-asian="8pt" style:font-size-complex="8pt"/>
    </style:style>
    <style:style style:name="P28" style:family="paragraph" style:parent-style-name="Standard">
      <style:text-properties fo:font-size="8pt" officeooo:rsid="00156149" officeooo:paragraph-rsid="038584c0" style:font-size-asian="8pt" style:font-size-complex="8pt"/>
    </style:style>
    <style:style style:name="P29" style:family="paragraph" style:parent-style-name="Standard">
      <style:text-properties fo:font-size="8pt" officeooo:rsid="00156149" officeooo:paragraph-rsid="038c2a96" style:font-size-asian="8pt" style:font-size-complex="8pt"/>
    </style:style>
    <style:style style:name="P30" style:family="paragraph" style:parent-style-name="Standard">
      <style:text-properties fo:font-size="8pt" officeooo:rsid="00156149" officeooo:paragraph-rsid="03a1a187" style:font-size-asian="8pt" style:font-size-complex="8pt"/>
    </style:style>
    <style:style style:name="P31" style:family="paragraph" style:parent-style-name="Standard">
      <style:text-properties fo:font-size="8pt" officeooo:rsid="00156149" officeooo:paragraph-rsid="03a39ba8" style:font-size-asian="8pt" style:font-size-complex="8pt"/>
    </style:style>
    <style:style style:name="P32" style:family="paragraph" style:parent-style-name="Standard">
      <style:text-properties fo:font-size="8pt" officeooo:rsid="00156149" officeooo:paragraph-rsid="03aa6431" style:font-size-asian="8pt" style:font-size-complex="8pt"/>
    </style:style>
    <style:style style:name="P33" style:family="paragraph" style:parent-style-name="Standard">
      <style:text-properties fo:font-size="8pt" officeooo:rsid="00156149" officeooo:paragraph-rsid="03350025" style:font-size-asian="8pt" style:font-size-complex="8pt"/>
    </style:style>
    <style:style style:name="P34" style:family="paragraph" style:parent-style-name="Standard">
      <style:text-properties fo:font-size="8pt" officeooo:rsid="00156149" officeooo:paragraph-rsid="03c434e6" style:font-size-asian="8pt" style:font-size-complex="8pt"/>
    </style:style>
    <style:style style:name="P35" style:family="paragraph" style:parent-style-name="Standard">
      <style:text-properties fo:font-size="8pt" officeooo:rsid="00156149" officeooo:paragraph-rsid="03c9c58d" style:font-size-asian="8pt" style:font-size-complex="8pt"/>
    </style:style>
    <style:style style:name="P36" style:family="paragraph" style:parent-style-name="Standard">
      <style:text-properties fo:font-size="8pt" officeooo:rsid="00156149" officeooo:paragraph-rsid="0258d683" style:font-size-asian="8pt" style:font-size-complex="8pt"/>
    </style:style>
    <style:style style:name="P37" style:family="paragraph" style:parent-style-name="Standard">
      <style:text-properties fo:font-size="8pt" officeooo:rsid="00156149" officeooo:paragraph-rsid="03d3b50c" style:font-size-asian="8pt" style:font-size-complex="8pt"/>
    </style:style>
    <style:style style:name="P38" style:family="paragraph" style:parent-style-name="Standard">
      <style:text-properties fo:font-size="8pt" officeooo:rsid="00156149" officeooo:paragraph-rsid="03d4be43" style:font-size-asian="8pt" style:font-size-complex="8pt"/>
    </style:style>
    <style:style style:name="P39" style:family="paragraph" style:parent-style-name="Standard">
      <style:text-properties fo:font-size="8pt" officeooo:rsid="0022304a" officeooo:paragraph-rsid="0256f5f7" style:font-size-asian="8pt" style:font-size-complex="8pt"/>
    </style:style>
    <style:style style:name="P40" style:family="paragraph" style:parent-style-name="Standard">
      <style:text-properties fo:font-size="8pt" officeooo:rsid="0022304a" officeooo:paragraph-rsid="0296c297" style:font-size-asian="8pt" style:font-size-complex="8pt"/>
    </style:style>
    <style:style style:name="P41" style:family="paragraph" style:parent-style-name="Standard">
      <style:text-properties fo:font-size="8pt" officeooo:rsid="0022304a" officeooo:paragraph-rsid="029c7b78" style:font-size-asian="8pt" style:font-size-complex="8pt"/>
    </style:style>
    <style:style style:name="P42" style:family="paragraph" style:parent-style-name="Standard">
      <style:text-properties fo:font-size="8pt" officeooo:rsid="0022304a" officeooo:paragraph-rsid="02a64399" style:font-size-asian="8pt" style:font-size-complex="8pt"/>
    </style:style>
    <style:style style:name="P43" style:family="paragraph" style:parent-style-name="Standard">
      <style:text-properties fo:font-size="8pt" officeooo:rsid="0022304a" officeooo:paragraph-rsid="032438c3" style:font-size-asian="8pt" style:font-size-complex="8pt"/>
    </style:style>
    <style:style style:name="P44" style:family="paragraph" style:parent-style-name="Standard">
      <style:text-properties fo:font-size="8pt" officeooo:rsid="0022304a" officeooo:paragraph-rsid="032d19ad" style:font-size-asian="8pt" style:font-size-complex="8pt"/>
    </style:style>
    <style:style style:name="P45" style:family="paragraph" style:parent-style-name="Standard">
      <style:text-properties fo:font-size="8pt" officeooo:rsid="0022304a" officeooo:paragraph-rsid="03a1a187" style:font-size-asian="8pt" style:font-size-complex="8pt"/>
    </style:style>
    <style:style style:name="P46" style:family="paragraph" style:parent-style-name="Standard">
      <style:text-properties fo:font-size="8pt" officeooo:rsid="0022304a" officeooo:paragraph-rsid="03cd4023" style:font-size-asian="8pt" style:font-size-complex="8pt"/>
    </style:style>
    <style:style style:name="P47" style:family="paragraph" style:parent-style-name="Standard">
      <style:text-properties fo:font-size="8pt" officeooo:rsid="0022304a" officeooo:paragraph-rsid="03d0e070" style:font-size-asian="8pt" style:font-size-complex="8pt"/>
    </style:style>
    <style:style style:name="P48" style:family="paragraph" style:parent-style-name="Standard">
      <style:text-properties fo:font-size="8pt" officeooo:rsid="03d3b50c" officeooo:paragraph-rsid="03d3b50c" style:font-size-asian="8pt" style:font-size-complex="8pt"/>
    </style:style>
    <style:style style:name="P49" style:family="paragraph" style:parent-style-name="Standard">
      <style:text-properties fo:font-size="8pt" officeooo:rsid="0022304a" officeooo:paragraph-rsid="03a1a187" style:font-size-asian="8pt" style:font-size-complex="8pt"/>
    </style:style>
    <style:style style:name="P50" style:family="paragraph" style:parent-style-name="Standard">
      <style:text-properties fo:font-size="8pt" officeooo:rsid="0022304a" officeooo:paragraph-rsid="03d9e10d" style:font-size-asian="8pt" style:font-size-complex="8pt"/>
    </style:style>
    <style:style style:name="P51" style:family="paragraph" style:parent-style-name="Standard">
      <style:text-properties fo:font-size="8pt" officeooo:rsid="0022304a" officeooo:paragraph-rsid="029c7b78" style:font-size-asian="8pt" style:font-size-complex="8pt"/>
    </style:style>
    <style:style style:name="P52" style:family="paragraph" style:parent-style-name="Standard">
      <style:text-properties fo:font-size="8pt" officeooo:rsid="0022304a" officeooo:paragraph-rsid="03db54f5" style:font-size-asian="8pt" style:font-size-complex="8pt"/>
    </style:style>
    <style:style style:name="P53" style:family="paragraph" style:parent-style-name="Standard">
      <style:text-properties fo:font-size="8pt" officeooo:rsid="00156149" officeooo:paragraph-rsid="03a1a187" style:font-size-asian="8pt" style:font-size-complex="8pt"/>
    </style:style>
    <style:style style:name="P54" style:family="paragraph" style:parent-style-name="Standard">
      <style:text-properties fo:font-size="8pt" officeooo:rsid="00156149" officeooo:paragraph-rsid="029c7b78" style:font-size-asian="8pt" style:font-size-complex="8pt"/>
    </style:style>
    <style:style style:name="P55" style:family="paragraph" style:parent-style-name="Standard">
      <style:text-properties fo:font-size="8pt" officeooo:rsid="00156149" officeooo:paragraph-rsid="03dacd5a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768989"/>
    </style:style>
    <style:style style:name="T3" style:family="text">
      <style:text-properties officeooo:rsid="01d46d40"/>
    </style:style>
    <style:style style:name="T4" style:family="text">
      <style:text-properties officeooo:rsid="0222acd5"/>
    </style:style>
    <style:style style:name="T5" style:family="text">
      <style:text-properties officeooo:rsid="02414d09"/>
    </style:style>
    <style:style style:name="T6" style:family="text">
      <style:text-properties officeooo:rsid="025364eb"/>
    </style:style>
    <style:style style:name="T7" style:family="text">
      <style:text-properties officeooo:rsid="0256e845"/>
    </style:style>
    <style:style style:name="T8" style:family="text">
      <style:text-properties officeooo:rsid="0256f5f7"/>
    </style:style>
    <style:style style:name="T9" style:family="text">
      <style:text-properties officeooo:rsid="026b5ad2"/>
    </style:style>
    <style:style style:name="T10" style:family="text">
      <style:text-properties officeooo:rsid="028b3028"/>
    </style:style>
    <style:style style:name="T11" style:family="text">
      <style:text-properties officeooo:rsid="028cffc0"/>
    </style:style>
    <style:style style:name="T12" style:family="text">
      <style:text-properties officeooo:rsid="028d882e"/>
    </style:style>
    <style:style style:name="T13" style:family="text">
      <style:text-properties officeooo:rsid="028f8b26"/>
    </style:style>
    <style:style style:name="T14" style:family="text">
      <style:text-properties officeooo:rsid="02945fa6"/>
    </style:style>
    <style:style style:name="T15" style:family="text">
      <style:text-properties officeooo:rsid="0296c297"/>
    </style:style>
    <style:style style:name="T16" style:family="text">
      <style:text-properties officeooo:rsid="032438c3"/>
    </style:style>
    <style:style style:name="T17" style:family="text">
      <style:text-properties officeooo:rsid="03274200"/>
    </style:style>
    <style:style style:name="T18" style:family="text">
      <style:text-properties officeooo:rsid="0327eed3"/>
    </style:style>
    <style:style style:name="T19" style:family="text">
      <style:text-properties officeooo:rsid="032a7680"/>
    </style:style>
    <style:style style:name="T20" style:family="text">
      <style:text-properties officeooo:rsid="032d3e3f"/>
    </style:style>
    <style:style style:name="T21" style:family="text">
      <style:text-properties officeooo:rsid="0330df66"/>
    </style:style>
    <style:style style:name="T22" style:family="text">
      <style:text-properties officeooo:rsid="03377350"/>
    </style:style>
    <style:style style:name="T23" style:family="text">
      <style:text-properties officeooo:rsid="035c1b22"/>
    </style:style>
    <style:style style:name="T24" style:family="text">
      <style:text-properties officeooo:rsid="035ed9d9"/>
    </style:style>
    <style:style style:name="T25" style:family="text">
      <style:text-properties officeooo:rsid="036e3d3a"/>
    </style:style>
    <style:style style:name="T26" style:family="text">
      <style:text-properties officeooo:rsid="037035a3"/>
    </style:style>
    <style:style style:name="T27" style:family="text">
      <style:text-properties officeooo:rsid="03713e2c"/>
    </style:style>
    <style:style style:name="T28" style:family="text">
      <style:text-properties officeooo:rsid="03780320"/>
    </style:style>
    <style:style style:name="T29" style:family="text">
      <style:text-properties officeooo:rsid="0379067f"/>
    </style:style>
    <style:style style:name="T30" style:family="text">
      <style:text-properties officeooo:rsid="037a98a2"/>
    </style:style>
    <style:style style:name="T31" style:family="text">
      <style:text-properties officeooo:rsid="038ac611"/>
    </style:style>
    <style:style style:name="T32" style:family="text">
      <style:text-properties officeooo:rsid="039463bc"/>
    </style:style>
    <style:style style:name="T33" style:family="text">
      <style:text-properties officeooo:rsid="03a1a187"/>
    </style:style>
    <style:style style:name="T34" style:family="text">
      <style:text-properties officeooo:rsid="03a75f94"/>
    </style:style>
    <style:style style:name="T35" style:family="text">
      <style:text-properties officeooo:rsid="03aa6431"/>
    </style:style>
    <style:style style:name="T36" style:family="text">
      <style:text-properties officeooo:rsid="03bfa762"/>
    </style:style>
    <style:style style:name="T37" style:family="text">
      <style:text-properties officeooo:rsid="03c0b1d4"/>
    </style:style>
    <style:style style:name="T38" style:family="text">
      <style:text-properties officeooo:rsid="03c92fe4"/>
    </style:style>
    <style:style style:name="T39" style:family="text">
      <style:text-properties officeooo:rsid="03c9c58d"/>
    </style:style>
    <style:style style:name="T40" style:family="text">
      <style:text-properties officeooo:rsid="03c9ea96"/>
    </style:style>
    <style:style style:name="T41" style:family="text">
      <style:text-properties officeooo:rsid="0375b76d"/>
    </style:style>
    <style:style style:name="T42" style:family="text">
      <style:text-properties officeooo:rsid="0373b679"/>
    </style:style>
    <style:style style:name="T43" style:family="text">
      <style:text-properties officeooo:rsid="0373d6ed"/>
    </style:style>
    <style:style style:name="T44" style:family="text">
      <style:text-properties officeooo:rsid="037459c4"/>
    </style:style>
    <style:style style:name="T45" style:family="text">
      <style:text-properties officeooo:rsid="03cecc18"/>
    </style:style>
    <style:style style:name="T46" style:family="text">
      <style:text-properties officeooo:rsid="03cffdcd"/>
    </style:style>
    <style:style style:name="T47" style:family="text">
      <style:text-properties officeooo:rsid="03d0e070"/>
    </style:style>
    <style:style style:name="T48" style:family="text">
      <style:text-properties officeooo:rsid="03d27a8f"/>
    </style:style>
    <style:style style:name="T49" style:family="text">
      <style:text-properties officeooo:rsid="03d3b50c"/>
    </style:style>
    <style:style style:name="T50" style:family="text">
      <style:text-properties officeooo:rsid="03d4dfb7"/>
    </style:style>
    <style:style style:name="T51" style:family="text">
      <style:text-properties officeooo:rsid="03d536d6"/>
    </style:style>
    <style:style style:name="T52" style:family="text">
      <style:text-properties officeooo:rsid="03d69df4"/>
    </style:style>
    <style:style style:name="T53" style:family="text">
      <style:text-properties officeooo:rsid="03d9e10d"/>
    </style:style>
    <style:style style:name="T54" style:family="text">
      <style:text-properties officeooo:rsid="03da8225"/>
    </style:style>
    <style:style style:name="T55" style:family="text">
      <style:text-properties officeooo:rsid="03db5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员工代表大会</text:p>
      <text:p text:style-name="P3"/>
      <text:p text:style-name="P2"><text:tab/>导航下拉名_<text:span text:style-name="T6">1</text:span>:员工代表大会</text:p>
      <text:p text:style-name="P6"><text:tab/><text:tab/>导航名_<text:span text:style-name="T5">1</text:span>:议题管理<text:line-break/><text:tab/><text:tab/><text:tab/>功能名字_<text:span text:style-name="T4">1</text:span>:列表 <text:s/>功能类型:网格</text:p>
      <text:p text:style-name="P5"><text:tab/><text:tab/><text:tab/><text:tab/>隐藏字段_<text:span text:style-name="T9">1</text:span>:id编号</text:p>
      <text:p text:style-name="P4"><text:tab/><text:tab/><text:tab/><text:tab/>字段名称_<text:span text:style-name="T9">2:会议议题</text:span></text:p>
      <text:p text:style-name="P4"><text:tab/><text:tab/><text:tab/><text:tab/>字段名称_<text:span text:style-name="T9">3</text:span>:议题包含内容</text:p>
      <text:p text:style-name="P4"><text:bookmark-start text:name="__DdeLink__1589_895463868"/><text:tab/><text:tab/><text:tab/>功能名字_<text:span text:style-name="T8">2</text:span>:添加 <text:s/>功能类型:编辑</text:p>
      <text:p text:style-name="P6"><text:tab/><text:tab/><text:tab/><text:tab/>字段名称_<text:span text:style-name="T3">1:会议议题<text:tab/><text:tab/></text:span>标签类型:文本框 <text:span text:style-name="T1"><text:s/></text:span>必填</text:p>
      <text:p text:style-name="P7"><text:tab/><text:tab/><text:tab/><text:tab/>字段名称_<text:span text:style-name="T3">2</text:span>:议题包含内容<text:tab/><text:tab/>标签类型:文本框 <text:span text:style-name="T1"><text:s/></text:span>必填</text:p>
      <text:p text:style-name="P4"><text:tab/><text:tab/><text:tab/><text:tab/>按钮_<text:span text:style-name="T7">8</text:span>:提交<text:bookmark-end text:name="__DdeLink__1589_895463868"/></text:p>
      <text:p text:style-name="P4"><text:tab/><text:tab/><text:tab/>功能名字_<text:span text:style-name="T8">3</text:span>:编辑 <text:s/>功能类型:编辑</text:p>
      <text:p text:style-name="P13"><text:tab/><text:tab/><text:tab/><text:tab/>隐藏字段_<text:span text:style-name="T18">1</text:span>:id</text:p>
      <text:p text:style-name="P6"><text:tab/><text:tab/><text:tab/><text:tab/>字段名称_<text:span text:style-name="T18">2:会议议题<text:tab/><text:tab/></text:span>标签类型:文本框 <text:span text:style-name="T1"><text:s/></text:span>必填</text:p>
      <text:p text:style-name="P7"><text:tab/><text:tab/><text:tab/><text:tab/>字段名称_<text:span text:style-name="T18">3</text:span>:议题包含内容<text:tab/><text:tab/>标签类型:文本框 <text:span text:style-name="T1"><text:s/></text:span>必填</text:p>
      <text:p text:style-name="P4"><text:tab/><text:tab/><text:tab/><text:tab/>按钮_<text:span text:style-name="T10">4</text:span>:提交</text:p>
      <text:p text:style-name="P39"><text:tab/><text:tab/><text:tab/>功能名称_4:删除 功能类型:编辑</text:p>
      <text:p text:style-name="P39"><text:tab/><text:tab/><text:tab/> <text:s text:c="7"/>提示:确定要删除这条数据么！</text:p>
      <text:p text:style-name="P39"><text:tab/><text:tab/><text:tab/><text:tab/>按钮_<text:span text:style-name="T2">1</text:span>:确认</text:p>
      <text:p text:style-name="P39"><text:tab/><text:tab/><text:tab/><text:tab/>按钮_<text:span text:style-name="T2">2</text:span>:取消</text:p>
      <text:p text:style-name="P11"><text:tab/><text:tab/>导航名_<text:span text:style-name="T16">2</text:span>:层面管理<text:line-break/><text:tab/><text:tab/><text:tab/>功能名字_<text:span text:style-name="T4">1</text:span>:列表 <text:s/>功能类型:网格</text:p>
      <text:p text:style-name="P11"><text:tab/><text:tab/><text:tab/><text:tab/>隐藏字段_<text:span text:style-name="T9">1</text:span>:id编号</text:p>
      <text:p text:style-name="P12"><text:tab/><text:tab/><text:tab/><text:tab/>字段名称_<text:span text:style-name="T9">2:</text:span>会议议题</text:p>
      <text:p text:style-name="P11"><text:tab/><text:tab/><text:tab/><text:tab/>字段名称_<text:span text:style-name="T9">3</text:span>:层面名称</text:p>
      <text:p text:style-name="P12"><text:tab/><text:tab/><text:tab/><text:tab/>字段名称_<text:span text:style-name="T17">4</text:span>:计划参会岗位</text:p>
      <text:p text:style-name="P19"><text:tab/><text:tab/><text:tab/><text:tab/>字段名称_<text:span text:style-name="T23">5</text:span>:关联功能</text:p>
      <text:p text:style-name="P11"><text:bookmark-start text:name="__DdeLink__1589_8954638681"/><text:tab/><text:tab/><text:tab/>功能名字_<text:span text:style-name="T8">2</text:span>:添加 <text:s/>功能类型:编辑</text:p>
      <text:p text:style-name="P11"><text:tab/><text:tab/><text:tab/><text:tab/>字段名称_<text:span text:style-name="T3">1:会议议题<text:tab/><text:tab/></text:span>标签类型:单选下拉列表 <text:span text:style-name="T1"><text:s/></text:span>必填</text:p>
      <text:p text:style-name="P11"><text:tab/><text:tab/><text:tab/><text:tab/>字段名称_<text:span text:style-name="T3">2</text:span>:层面名称<text:tab/><text:tab/>标签类型:文本框 <text:span text:style-name="T1"><text:s/></text:span>必填</text:p>
      <text:p text:style-name="P12"><text:tab/><text:tab/><text:tab/><text:tab/>字段名称_<text:span text:style-name="T17">3计划参会岗位</text:span><text:tab/><text:tab/>标签类型:多选下拉框 可编辑<text:span text:style-name="T1"> </text:span>必填</text:p>
      <text:p text:style-name="P19"><text:tab/><text:tab/><text:tab/><text:tab/>字段名称_<text:span text:style-name="T23">4</text:span>:关联功能<text:tab/><text:tab/>标签类型:单选下拉框 可编辑 必填</text:p>
      <text:p text:style-name="P11"><text:tab/><text:tab/><text:tab/><text:tab/>按钮_<text:span text:style-name="T23">5</text:span>:提交<text:bookmark-end text:name="__DdeLink__1589_8954638681"/></text:p>
      <text:p text:style-name="P11"><text:tab/><text:tab/><text:tab/>功能名字_<text:span text:style-name="T8">3</text:span>:编辑 <text:s/>功能类型:编辑</text:p>
      <text:p text:style-name="P12"><text:tab/><text:tab/><text:tab/><text:tab/>隐藏字段_<text:span text:style-name="T17">1</text:span>:id</text:p>
      <text:p text:style-name="P12"><text:tab/><text:tab/><text:tab/><text:tab/>字段名称_<text:span text:style-name="T17">2:会议议题<text:tab/><text:tab/></text:span>标签类型:单选下拉列表 <text:span text:style-name="T1"><text:s/></text:span>必填</text:p>
      <text:p text:style-name="P12"><text:tab/><text:tab/><text:tab/><text:tab/>字段名称_<text:span text:style-name="T17">3</text:span>:层面名称<text:tab/><text:tab/>标签类型:文本框 <text:span text:style-name="T1"><text:s/></text:span>必填</text:p>
      <text:p text:style-name="P12"><text:tab/><text:tab/><text:tab/><text:tab/>字段名称_<text:span text:style-name="T17">4计划参会岗位</text:span><text:tab/><text:tab/>标签类型:多选下拉框 可编辑<text:span text:style-name="T1"> </text:span>必填</text:p>
      <text:p text:style-name="P20"><text:tab/><text:tab/><text:tab/><text:tab/>字段名称_<text:span text:style-name="T24">5</text:span>:关联功能<text:tab/><text:tab/>标签类型:单选下拉框 可编辑 必填</text:p>
      <text:p text:style-name="P11"><text:tab/><text:tab/><text:tab/><text:tab/>按钮_<text:span text:style-name="T24">6</text:span>:提交</text:p>
      <text:p text:style-name="P43"><text:tab/><text:tab/><text:tab/>功能名称_4:删除 功能类型:编辑</text:p>
      <text:p text:style-name="P43"><text:tab/><text:tab/><text:tab/> <text:s text:c="7"/>提示:确定要删除这条数据么！</text:p>
      <text:p text:style-name="P43"><text:tab/><text:tab/><text:tab/><text:tab/>按钮_<text:span text:style-name="T2">1</text:span>:确认</text:p>
      <text:p text:style-name="P43"><text:tab/><text:tab/><text:tab/><text:tab/>按钮_<text:span text:style-name="T2">2</text:span>:取消</text:p>
      <text:p text:style-name="P36"><text:tab/><text:tab/>导航名_<text:span text:style-name="T16">3:</text:span><text:bookmark-start text:name="__DdeLink__770_1569756934"/><text:span text:style-name="T16">员工代表大会</text:span><text:bookmark-start text:name="__DdeLink__1753_1144981548"/>组织内容<text:bookmark-end text:name="__DdeLink__770_1569756934"/><text:bookmark-end text:name="__DdeLink__1753_1144981548"/></text:p>
      <text:p text:style-name="P2"><text:bookmark-start text:name="__DdeLink__776_895463868"/><text:tab/><text:tab/><text:tab/>功能名字_<text:span text:style-name="T4">1</text:span>:列表 <text:s/>功能类型:网格</text:p>
      <text:p text:style-name="P2"><text:tab/><text:tab/><text:tab/><text:tab/></text:p>
      <text:p text:style-name="P2"><text:tab/><text:tab/><text:tab/><text:tab/>搜索字段：</text:p>
      <text:p text:style-name="P2"><text:tab/><text:tab/><text:tab/><text:tab/><text:tab/>字段名称_<text:span text:style-name="T47">1:状态 <text:s/><text:tab/><text:tab/> 标签类型，单选下拉框 必填</text:span></text:p>
      <text:p text:style-name="P2"><text:tab/><text:tab/><text:tab/><text:tab/>列表字段<text:span text:style-name="T47">：</text:span></text:p>
      <text:p text:style-name="P7"><text:tab/><text:tab/><text:tab/><text:tab/><text:tab/>隐藏字段_<text:span text:style-name="T11">1</text:span>:id编号</text:p>
      <text:p text:style-name="P16"><text:tab/><text:tab/><text:tab/><text:tab/><text:tab/>字段名称_<text:span text:style-name="T21">2</text:span>:会议编号</text:p>
      <text:p text:style-name="P7"><text:tab/><text:tab/><text:tab/><text:tab/><text:tab/>字段名称_<text:span text:style-name="T21">3</text:span>:会议层面</text:p>
      <text:p text:style-name="P7"><text:bookmark-start text:name="__DdeLink__324_810201014"/><text:tab/><text:tab/><text:tab/><text:tab/><text:tab/>字段名称_<text:span text:style-name="T21">4</text:span>:会议议题<text:bookmark-end text:name="__DdeLink__324_810201014"/></text:p>
      <text:p text:style-name="P21"><text:soft-page-break/><text:tab/><text:tab/><text:tab/><text:tab/><text:tab/>字段名称_<text:span text:style-name="T21">5</text:span>:<text:bookmark-start text:name="__DdeLink__1415_1121742054"/>议题包含内容<text:bookmark-end text:name="__DdeLink__1415_1121742054"/></text:p>
      <text:p text:style-name="P22"><text:tab/><text:tab/><text:tab/><text:tab/><text:tab/>字段名称_<text:span text:style-name="T25">6</text:span>:议题目的</text:p>
      <text:p text:style-name="P7"><text:tab/><text:tab/><text:tab/><text:tab/><text:tab/>字段名称_<text:span text:style-name="T25">7</text:span>:会议内容</text:p>
      <text:p text:style-name="P7"><text:tab/><text:tab/><text:tab/><text:tab/><text:tab/>字段名称_<text:span text:style-name="T25">8</text:span>:计划参会岗位</text:p>
      <text:p text:style-name="P7"><text:tab/><text:tab/><text:tab/><text:tab/><text:tab/>字段名称_<text:span text:style-name="T25">9</text:span>:计划参会人员</text:p>
      <text:p text:style-name="P7"><text:tab/><text:tab/><text:tab/><text:tab/><text:tab/>字段名称_<text:span text:style-name="T25">10</text:span>:计划会议时间</text:p>
      <text:p text:style-name="P7"><text:tab/><text:tab/><text:tab/><text:tab/><text:tab/>字段名称_<text:span text:style-name="T25">11</text:span>:会议形式</text:p>
      <text:p text:style-name="P25"><text:tab/><text:tab/><text:tab/><text:tab/><text:tab/>字段名称_<text:span text:style-name="T25">12</text:span>:计划会议地点</text:p>
      <text:p text:style-name="P7"><text:tab/><text:tab/><text:tab/><text:tab/><text:tab/>字段名称_<text:span text:style-name="T11">13</text:span>:会议主持人</text:p>
      <text:p text:style-name="P7"><text:tab/><text:tab/><text:tab/><text:tab/><text:tab/>字段名称_<text:span text:style-name="T11">14</text:span>:会议组织人</text:p>
      <text:p text:style-name="P17"><text:tab/><text:bookmark-end text:name="__DdeLink__776_895463868"/><text:tab/><text:tab/>功能名字_<text:span text:style-name="T12">2</text:span>:新增 <text:s/>功能类型:编辑</text:p>
      <text:p text:style-name="P8"><text:tab/><text:tab/><text:tab/><text:tab/>字段名称_<text:span text:style-name="T19">1</text:span>:会议层面<text:tab/><text:tab/><text:tab/>标签类型:单选下拉框列表 必填</text:p>
      <text:p text:style-name="P23"><text:tab/><text:tab/><text:tab/><text:tab/>字段名称_<text:span text:style-name="T26">2</text:span>:议题目的<text:tab/><text:tab/><text:tab/>标签类型:单选下拉框列表（监督/表决） 必填</text:p>
      <text:p text:style-name="P8"><text:tab/><text:tab/><text:tab/><text:tab/>字段名称_<text:span text:style-name="T26">3</text:span>:会议内容<text:tab/><text:tab/><text:span text:style-name="T11"><text:tab/>标签类型:文本域 必填</text:span></text:p>
      <text:p text:style-name="P8"><text:tab/><text:tab/><text:tab/><text:tab/>字段名称_<text:span text:style-name="T26">4</text:span>:计划参会人员<text:tab/><text:tab/><text:tab/>标签类型:多选下拉框 必填</text:p>
      <text:p text:style-name="P8"><text:tab/><text:tab/><text:tab/><text:tab/>字段名称_<text:span text:style-name="T26">5</text:span>:计划会议时间<text:tab/><text:tab/><text:tab/>标签类型:日期框 精确时分秒 必填</text:p>
      <text:p text:style-name="P8"><text:tab/><text:tab/><text:tab/><text:tab/>字段名称_<text:span text:style-name="T26">6</text:span>:会议形式<text:tab/><text:tab/><text:tab/>标签类型:单选下拉框<text:span text:style-name="T15">（线上/线下）</text:span> 必填</text:p>
      <text:p text:style-name="P26"><text:tab/><text:tab/><text:tab/><text:tab/>字段名称_<text:span text:style-name="T28">7</text:span>:计划会议地点<text:tab/><text:tab/><text:tab/>标签类型:文本框 必填</text:p>
      <text:p text:style-name="P8"><text:tab/><text:tab/><text:tab/><text:tab/>字段名称_<text:span text:style-name="T28">8</text:span>:会议主持人<text:tab/><text:tab/><text:tab/>标签类型:单选下拉框 必填</text:p>
      <text:p text:style-name="P42"><text:tab/><text:tab/><text:tab/><text:tab/>按钮_<text:span text:style-name="T28">9</text:span>:提交</text:p>
      <text:p text:style-name="P9"><text:tab/><text:tab/><text:tab/>功能名字_<text:span text:style-name="T13">3</text:span>:编辑 <text:s/>功能类型:编辑</text:p>
      <text:p text:style-name="P9"><text:tab/><text:tab/><text:tab/><text:tab/>隐藏字段_<text:span text:style-name="T15">1:id</text:span></text:p>
      <text:p text:style-name="P14"><text:tab/><text:tab/><text:tab/><text:tab/>字段名称_<text:span text:style-name="T20">2</text:span>:会议层面<text:tab/><text:tab/><text:tab/>标签类型:单选下拉框列表 必填</text:p>
      <text:p text:style-name="P24"><text:tab/><text:tab/><text:tab/><text:tab/>字段名称_<text:span text:style-name="T27">3</text:span>:议题目的<text:tab/><text:tab/><text:tab/>标签类型:单选下拉框列表（监督/表决） 必填</text:p>
      <text:p text:style-name="P14"><text:tab/><text:tab/><text:tab/><text:tab/>字段名称_<text:span text:style-name="T27">4</text:span>:会议内容<text:tab/><text:tab/><text:span text:style-name="T11"><text:tab/>标签类型:文本域 必填</text:span></text:p>
      <text:p text:style-name="P14"><text:tab/><text:tab/><text:tab/><text:tab/>字段名称_<text:span text:style-name="T27">5</text:span>:计划参会人员<text:tab/><text:tab/><text:tab/>标签类型:多选下拉框 必填</text:p>
      <text:p text:style-name="P15"><text:tab/><text:tab/><text:tab/><text:tab/>字段名称_<text:span text:style-name="T27">6</text:span>:计划会议时间<text:tab/><text:tab/><text:tab/>标签类型:日期框 精确时分秒 必填</text:p>
      <text:p text:style-name="P14"><text:tab/><text:tab/><text:tab/><text:tab/>字段名称_<text:span text:style-name="T27">7</text:span>:会议形式<text:tab/><text:tab/><text:tab/>标签类型:单选下拉框<text:span text:style-name="T15">（线上/线下）</text:span> 必填</text:p>
      <text:p text:style-name="P27"><text:tab/><text:tab/><text:tab/><text:tab/>字段名称_<text:span text:style-name="T29">8</text:span>:计划会议地点<text:tab/><text:tab/><text:tab/>标签类型:文本框 必填</text:p>
      <text:p text:style-name="P14"><text:tab/><text:tab/><text:tab/><text:tab/>字段名称_<text:span text:style-name="T29">9</text:span>:会议主持人<text:tab/><text:tab/><text:tab/>标签类型:单选下拉框 必填</text:p>
      <text:p text:style-name="P44"><text:tab/><text:tab/><text:tab/><text:tab/>按钮_<text:span text:style-name="T30">10</text:span>:提交</text:p>
      <text:p text:style-name="P40"><text:tab/><text:tab/><text:tab/>功能名称_4:冻结 功能类型:编辑</text:p>
      <text:p text:style-name="P40"><text:tab/><text:tab/><text:tab/> <text:s text:c="7"/>提示:确定要冻结这条数据么！</text:p>
      <text:p text:style-name="P40"><text:tab/><text:tab/><text:tab/><text:tab/>按钮_<text:span text:style-name="T2">1</text:span>:确认</text:p>
      <text:p text:style-name="P40"><text:tab/><text:tab/><text:tab/><text:tab/>按钮_<text:span text:style-name="T2">2</text:span>:取消</text:p>
      <text:p text:style-name="P47"><text:tab/><text:tab/><text:tab/>功能名称_<text:span text:style-name="T47">5</text:span>:解冻 功能类型:编辑</text:p>
      <text:p text:style-name="P47"><text:tab/><text:tab/><text:tab/> <text:s text:c="7"/>提示:确定要解冻这条数据么！</text:p>
      <text:p text:style-name="P47"><text:tab/><text:tab/><text:tab/><text:tab/>按钮_<text:span text:style-name="T2">1</text:span>:确认</text:p>
      <text:p text:style-name="P47"><text:tab/><text:tab/><text:tab/><text:tab/>按钮_<text:span text:style-name="T2">2</text:span>:取消</text:p>
      <text:p text:style-name="P10"><text:bookmark-start text:name="__DdeLink__612_230125799"/><text:tab/><text:tab/>导航名_<text:span text:style-name="T16">4:员工代表大会纪要</text:span></text:p>
      <text:p text:style-name="P10"><text:bookmark-start text:name="__DdeLink__776_8954638681"/><text:tab/><text:tab/><text:tab/>功能名字_<text:span text:style-name="T4">1</text:span>:列表 <text:s/>功能类型:网格</text:p>
      <text:p text:style-name="P55"><text:tab/><text:tab/><text:tab/><text:tab/>搜索字段：</text:p>
      <text:p text:style-name="P55"><text:tab/><text:tab/><text:tab/><text:tab/><text:tab/>字段名称<text:span text:style-name="T54">1_:状态<text:tab/><text:tab/>标签类型:单选下拉框 必填</text:span></text:p>
      <text:p text:style-name="P55"><text:tab/><text:tab/><text:tab/><text:tab/>列表字段:</text:p>
      <text:p text:style-name="P10"><text:tab/><text:tab/><text:tab/><text:tab/><text:tab/>隐藏字段_<text:span text:style-name="T11">1</text:span>:id编号</text:p>
      <text:p text:style-name="P18"><text:tab/><text:tab/><text:tab/><text:tab/><text:tab/>字段名称_<text:span text:style-name="T11">2</text:span>:会议编号</text:p>
      <text:p text:style-name="P18"><text:tab/><text:tab/><text:tab/><text:tab/><text:tab/>字段名称_<text:span text:style-name="T22">3</text:span>:会议层面</text:p>
      <text:p text:style-name="P10"><text:tab/><text:tab/><text:tab/><text:tab/><text:tab/>字段名称_<text:span text:style-name="T22">4</text:span>:会议形式</text:p>
      <text:p text:style-name="P10"><text:tab/><text:tab/><text:tab/><text:tab/><text:tab/>字段名称_<text:span text:style-name="T22">5</text:span>:会议地点</text:p>
      <text:p text:style-name="P10"><text:bookmark-start text:name="__DdeLink__324_8102010142"/><text:tab/><text:tab/><text:tab/><text:tab/><text:tab/>字段名称_<text:span text:style-name="T22">6</text:span>:<text:bookmark-end text:name="__DdeLink__324_8102010142"/>实际会议时间</text:p>
      <text:p text:style-name="P10"><text:tab/><text:tab/><text:tab/><text:tab/><text:tab/>字段名称_<text:span text:style-name="T22">7</text:span>:实际参会人员</text:p>
      <text:p text:style-name="P10"><text:tab/><text:tab/><text:tab/><text:tab/><text:tab/>字段名称_<text:span text:style-name="T22">8</text:span>:新增参会人员</text:p>
      <text:p text:style-name="P10"><text:tab/><text:tab/><text:tab/><text:tab/><text:tab/>字段名称_<text:span text:style-name="T22">9</text:span>:未参会人员</text:p>
      <text:p text:style-name="P10"><text:tab/><text:tab/><text:tab/><text:tab/><text:tab/>字段名称_<text:span text:style-name="T22">10</text:span>:参会人数</text:p>
      <text:p text:style-name="P10"><text:tab/><text:tab/><text:tab/><text:tab/><text:tab/>字段名称_<text:span text:style-name="T22">11</text:span>:会议议题</text:p>
      <text:p text:style-name="P10"><text:tab/><text:tab/><text:tab/><text:tab/><text:tab/>字段名称_<text:span text:style-name="T14">12</text:span>:议题内容</text:p>
      <text:p text:style-name="P10"><text:tab/><text:tab/><text:tab/><text:tab/><text:tab/>字段名称_<text:span text:style-name="T11">13</text:span>:议题目的</text:p>
      <text:p text:style-name="P10"><text:soft-page-break/><text:tab/><text:tab/><text:tab/><text:tab/><text:tab/>字段名称_<text:span text:style-name="T11">14</text:span>:参会人</text:p>
      <text:p text:style-name="P28"><text:tab/><text:tab/><text:tab/><text:tab/><text:tab/>字段名称_<text:span text:style-name="T11">15</text:span>:员工编号</text:p>
      <text:p text:style-name="P10"><text:tab/><text:tab/><text:tab/><text:tab/><text:tab/>字段名称_<text:span text:style-name="T38">16</text:span>:最终监督结果</text:p>
      <text:p text:style-name="P10"><text:tab/><text:tab/><text:tab/><text:tab/><text:tab/>字段名称_<text:span text:style-name="T38">17</text:span>:最终表决结果</text:p>
      <text:p text:style-name="P10"><text:tab/><text:tab/><text:tab/><text:tab/><text:tab/>字段名称_<text:span text:style-name="T38">18</text:span>:会议记录人</text:p>
      <text:p text:style-name="P10"><text:tab/><text:tab/><text:tab/><text:tab/><text:tab/>字段名称_<text:span text:style-name="T38">19</text:span>:会议主持人</text:p>
      <text:p text:style-name="P10"><text:tab/><text:tab/><text:tab/><text:tab/><text:tab/>字段名称_<text:span text:style-name="T38">20</text:span>:会议组织人<text:bookmark-end text:name="__DdeLink__776_8954638681"/></text:p>
      <text:p text:style-name="P10"><text:tab/><text:tab/><text:tab/>功能名字_<text:span text:style-name="T36">2</text:span>:编辑 <text:s/>功能类型:编辑</text:p>
      <text:p text:style-name="P10"><text:tab/><text:tab/><text:tab/><text:tab/>隐藏字段_<text:span text:style-name="T15">1:id</text:span></text:p>
      <text:p text:style-name="P29"><text:tab/><text:tab/><text:tab/><text:tab/>字段名称_<text:span text:style-name="T37">2</text:span>:实际会议时间<text:tab/><text:tab/><text:tab/>标签类型:日期框 精确时分秒 必填</text:p>
      <text:p text:style-name="P29"><text:tab/><text:tab/><text:tab/><text:tab/>字段名称_<text:span text:style-name="T37">3</text:span>:实际参会人员<text:tab/><text:tab/><text:tab/>标签类型:多选下拉框 必填</text:p>
      <text:p text:style-name="P29"><text:tab/><text:tab/><text:tab/><text:tab/>字段名称_<text:span text:style-name="T37">4</text:span>:新增参会人员<text:tab/><text:tab/><text:tab/>标签类型:多选下拉框 必填</text:p>
      <text:p text:style-name="P29"><text:tab/><text:tab/><text:tab/><text:tab/>字段名称_<text:span text:style-name="T37">5</text:span>:未参会人员<text:tab/><text:tab/><text:tab/>标签类型:多选下拉框 必填</text:p>
      <text:p text:style-name="P29"><text:tab/><text:tab/><text:tab/><text:tab/>字段名称_<text:span text:style-name="T37">6</text:span>:参会人数<text:tab/><text:tab/><text:tab/>标签类型:数字框 必填</text:p>
      <text:p text:style-name="P29"><text:tab/><text:tab/><text:tab/><text:tab/>字段名称_<text:span text:style-name="T37">7</text:span>:参会人<text:tab/><text:tab/><text:tab/><text:tab/>标签类型:多选下拉框 必填</text:p>
      <text:p text:style-name="P37"><text:tab/><text:tab/><text:tab/><text:tab/><text:span text:style-name="T49">（</text:span></text:p>
      <text:p text:style-name="P37"><text:tab/><text:tab/><text:tab/><text:tab/><text:tab/>提示<text:span text:style-name="T49">：</text:span></text:p>
      <text:p text:style-name="P37"><text:tab/><text:tab/><text:tab/><text:tab/><text:tab/>根据Id查询纪要<text:span text:style-name="T49">，如果议题目的为“监督”则字段9“</text:span>最终表决结果<text:span text:style-name="T49">”不可编辑</text:span></text:p>
      <text:p text:style-name="P38"><text:tab/><text:tab/><text:tab/><text:tab/><text:tab/><text:span text:style-name="T49">如果议题目的为“表决”则字段8“</text:span>最终监督结果<text:span text:style-name="T49">”不可编辑</text:span></text:p>
      <text:p text:style-name="P48"><text:tab/><text:tab/><text:tab/> <text:s text:c="4"/><text:tab/> <text:s text:c="2"/>）</text:p>
      <text:p text:style-name="P29"><text:tab/><text:tab/><text:tab/><text:tab/>字段名称_<text:span text:style-name="T48">8</text:span>:最终监督结果<text:tab/><text:tab/><text:tab/>标签类型:文本域</text:p>
      <text:p text:style-name="P29"><text:tab/><text:tab/><text:tab/><text:tab/>字段名称_<text:span text:style-name="T48">9</text:span>:最终表决结果<text:tab/><text:tab/><text:tab/>标签类型:文本域</text:p>
      <text:p text:style-name="P29"><text:tab/><text:tab/><text:tab/><text:tab/>字段名称_<text:span text:style-name="T32">10</text:span>:会议记录人<text:tab/><text:tab/><text:tab/>标签类型:单选下拉框 必填</text:p>
      <text:p text:style-name="P33"><text:tab/><text:tab/><text:tab/><text:tab/>按钮_<text:span text:style-name="T31">11:提交</text:span></text:p>
      <text:p text:style-name="P34"><text:bookmark-start text:name="__DdeLink__2522_37115542"/><text:tab/><text:tab/><text:tab/>功能名字_<text:span text:style-name="T39">3</text:span>:交流讨论 <text:s/>功能类型:编辑</text:p>
      <text:p text:style-name="P34"><text:tab/><text:tab/><text:tab/><text:tab/> </text:p>
      <text:p text:style-name="P34"><text:tab/><text:tab/><text:tab/><text:tab/>隐藏字段_<text:span text:style-name="T15">1:id</text:span></text:p>
      <text:p text:style-name="P34"><text:tab/><text:tab/><text:tab/><text:tab/>字段名称_<text:span text:style-name="T50">2:发言内容</text:span><text:tab/><text:tab/>标签类型:文本域框 必填</text:p>
      <text:p text:style-name="P34"><text:tab/><text:tab/><text:tab/><text:tab/>字段名称_<text:span text:style-name="T50">3:是否修改发言内容</text:span><text:tab/><text:tab/>标签类型:单选下拉框 （是/否） 必填</text:p>
      <text:p text:style-name="P34"><text:tab/><text:tab/><text:tab/><text:tab/>字段名称_<text:span text:style-name="T50">4:修改后发言内容</text:span><text:tab/><text:tab/>标签类型:单选下拉框 （是/否） 必填</text:p>
      <text:p text:style-name="P34"><text:tab/><text:tab/><text:tab/><text:tab/>按钮_<text:span text:style-name="T51">5:提交</text:span><text:tab/><text:bookmark-end text:name="__DdeLink__2522_37115542"/></text:p>
      <text:p text:style-name="P35"><text:tab/><text:tab/><text:tab/>功能名字_<text:span text:style-name="T55">4</text:span>:交流讨论详情 <text:s/>功能类型:列表</text:p>
      <text:p text:style-name="P35"><text:tab/><text:tab/><text:tab/><text:tab/> </text:p>
      <text:p text:style-name="P35"><text:tab/><text:tab/><text:tab/><text:tab/>隐藏字段_<text:span text:style-name="T15">1:id</text:span></text:p>
      <text:p text:style-name="P35"><text:tab/><text:tab/><text:tab/><text:tab/>字段名称_<text:span text:style-name="T52">2:发言人</text:span><text:tab/><text:tab/><text:tab/>标签类型:单选下拉框 必填</text:p>
      <text:p text:style-name="P35"><text:tab/><text:tab/><text:tab/><text:tab/>隐藏名称_<text:span text:style-name="T52">3:发言人员工编号</text:span><text:tab/> <text:s text:c="4"/>（ <text:s text:c="8"/>提示：选择‘发言人’时可获取对应的员工编号信息 <text:s text:c="4"/>）</text:p>
      <text:p text:style-name="P35"><text:tab/><text:tab/><text:tab/><text:tab/>字段名称_<text:span text:style-name="T52">4:发言内容</text:span><text:tab/><text:tab/>标签类型:文本域框 必填</text:p>
      <text:p text:style-name="P35"><text:tab/><text:tab/><text:tab/><text:tab/>字段名称_<text:span text:style-name="T40">5:是否修改发言内容</text:span><text:tab/><text:tab/>标签类型:单选下拉框 （是/否） 必填</text:p>
      <text:p text:style-name="P35"><text:tab/><text:tab/><text:tab/><text:tab/>字段名称_<text:span text:style-name="T40">6:修改后发言内容</text:span><text:tab/><text:tab/>标签类型:单选下拉框 （是/否） 必填</text:p>
      <text:p text:style-name="P41"><text:tab/><text:tab/><text:tab/>功能名称_<text:span text:style-name="T55">5</text:span>:冻结 功能类型:编辑</text:p>
      <text:p text:style-name="P41"><text:tab/><text:tab/><text:tab/> <text:s text:c="7"/>提示:确定要冻结这条数据么！</text:p>
      <text:p text:style-name="P41"><text:tab/><text:tab/><text:tab/><text:tab/>按钮_<text:span text:style-name="T2">1</text:span>:确认</text:p>
      <text:p text:style-name="P41"><text:tab/><text:tab/><text:tab/><text:tab/>按钮_<text:span text:style-name="T2">2</text:span>:取消</text:p>
      <text:p text:style-name="P52"><text:tab/><text:tab/><text:tab/>功能名称_<text:span text:style-name="T55">6</text:span>:解冻 功能类型:编辑</text:p>
      <text:p text:style-name="P52"><text:tab/><text:tab/><text:tab/> <text:s text:c="7"/>提示:确定要解冻这条数据么！</text:p>
      <text:p text:style-name="P52"><text:tab/><text:tab/><text:tab/><text:tab/>按钮_<text:span text:style-name="T2">1</text:span>:确认</text:p>
      <text:p text:style-name="P52"><text:tab/><text:tab/><text:tab/><text:tab/>按钮_<text:span text:style-name="T2">2</text:span>:取消</text:p>
      <text:p text:style-name="P46"><text:tab/><text:tab/><text:tab/>功能名称_<text:span text:style-name="T46">5</text:span>:申请查阅 功能类型:编辑 <text:span text:style-name="T42">+ 列表</text:span></text:p>
      <text:p text:style-name="P46"><text:tab/><text:tab/><text:tab/> <text:s text:c="7"/><text:tab/>按钮字段:</text:p>
      <text:p text:style-name="P46"><text:tab/><text:tab/><text:tab/><text:tab/><text:tab/>按钮_<text:span text:style-name="T42">1:申请</text:span></text:p>
      <text:p text:style-name="P46"><text:tab/><text:tab/><text:tab/><text:tab/><text:tab/>按钮_<text:span text:style-name="T43">2:同意</text:span></text:p>
      <text:p text:style-name="P46"><text:tab/><text:tab/><text:tab/><text:tab/>列表字段:</text:p>
      <text:p text:style-name="P46"><text:tab/><text:tab/><text:tab/><text:tab/><text:tab/>隐藏字段_<text:span text:style-name="T44">1:id</text:span></text:p>
      <text:p text:style-name="P46"><text:tab/><text:tab/><text:tab/><text:tab/><text:tab/>字段名称_<text:span text:style-name="T44">2:申请人</text:span></text:p>
      <text:p text:style-name="P46"><text:tab/><text:tab/><text:tab/><text:tab/><text:tab/>字段名称_<text:span text:style-name="T44">3:员工编号</text:span></text:p>
      <text:p text:style-name="P46"><text:tab/><text:tab/><text:tab/><text:tab/><text:tab/>字段名称_<text:span text:style-name="T41">4:申请结果</text:span></text:p>
      <text:p text:style-name="P30"><text:soft-page-break/><text:tab/><text:tab/>导航名_<text:span text:style-name="T33">5</text:span>:通告反馈投诉<text:line-break/><text:tab/><text:tab/><text:tab/>功能名字_<text:span text:style-name="T4">1</text:span>:列表 <text:s/>功能类型:网格</text:p>
      <text:p text:style-name="P30"><text:tab/><text:tab/><text:tab/><text:tab/>搜索字段：</text:p>
      <text:p text:style-name="P30"><text:tab/><text:tab/><text:tab/><text:tab/><text:tab/>字段名称<text:span text:style-name="T54">1_:状态<text:tab/><text:tab/>标签类型:单选下拉框 必填</text:span></text:p>
      <text:p text:style-name="P30"><text:tab/><text:tab/><text:tab/><text:tab/>列表字段:</text:p>
      <text:p text:style-name="P30"><text:tab/><text:tab/><text:tab/><text:tab/><text:tab/>隐藏字段_<text:span text:style-name="T9">1</text:span>:id编号</text:p>
      <text:p text:style-name="P30"><text:tab/><text:tab/><text:tab/><text:tab/><text:tab/>字段名称_<text:span text:style-name="T9">2:会议编号</text:span></text:p>
      <text:p text:style-name="P31"><text:tab/><text:tab/><text:tab/><text:tab/><text:tab/>字段名称_<text:span text:style-name="T34">3:实际会议时间</text:span></text:p>
      <text:p text:style-name="P31"><text:tab/><text:tab/><text:tab/><text:tab/><text:tab/>字段名称_<text:span text:style-name="T34">4:会议议题</text:span></text:p>
      <text:p text:style-name="P31"><text:tab/><text:tab/><text:tab/><text:tab/><text:tab/>字段名称_<text:span text:style-name="T34">5:议题产生原因</text:span></text:p>
      <text:p text:style-name="P31"><text:tab/><text:tab/><text:tab/><text:tab/><text:tab/>字段名称_<text:span text:style-name="T34">6:最终监督结果</text:span></text:p>
      <text:p text:style-name="P31"><text:tab/><text:tab/><text:tab/><text:tab/><text:tab/>字段名称_<text:span text:style-name="T34">7:最终表决结果</text:span></text:p>
      <text:p text:style-name="P31"><text:tab/><text:tab/><text:tab/><text:tab/><text:tab/>字段名称_<text:span text:style-name="T34">8:异议人</text:span></text:p>
      <text:p text:style-name="P30"><text:tab/><text:tab/><text:tab/><text:tab/><text:tab/>字段名称_<text:span text:style-name="T34">9</text:span>:异议内容</text:p>
      <text:p text:style-name="P30"><text:bookmark-start text:name="__DdeLink__1589_8954638682"/><text:tab/><text:tab/><text:tab/>功能名字_<text:span text:style-name="T8">2</text:span>:添加 <text:s/>功能类型:编辑</text:p>
      <text:p text:style-name="P30"><text:tab/><text:tab/><text:tab/><text:tab/>字段名称_<text:span text:style-name="T3">1:会议<text:tab/><text:tab/><text:tab/></text:span>标签类型:单选下拉列表 <text:span text:style-name="T1"><text:s/></text:span>必填</text:p>
      <text:p text:style-name="P30"><text:tab/><text:tab/><text:tab/><text:tab/>字段名称_<text:span text:style-name="T3">2</text:span>:异议内容<text:tab/><text:tab/>标签类型:文本框 <text:span text:style-name="T1"><text:s/></text:span>必填</text:p>
      <text:p text:style-name="P30"><text:tab/><text:tab/><text:tab/><text:tab/>按钮_<text:span text:style-name="T45">3</text:span>:提交<text:bookmark-end text:name="__DdeLink__1589_8954638682"/></text:p>
      <text:p text:style-name="P30"><text:tab/><text:tab/><text:tab/>功能名字_<text:span text:style-name="T8">3</text:span>:编辑 <text:s/>功能类型:编辑</text:p>
      <text:p text:style-name="P30"><text:tab/><text:tab/><text:tab/><text:tab/>隐藏字段_<text:span text:style-name="T18">1</text:span>:id</text:p>
      <text:p text:style-name="P32"><text:tab/><text:tab/><text:tab/><text:tab/>字段名称_<text:span text:style-name="T35">2:会议<text:tab/><text:tab/><text:tab/></text:span>标签类型:单选下拉列表 <text:span text:style-name="T1"><text:s/></text:span>必填</text:p>
      <text:p text:style-name="P32"><text:tab/><text:tab/><text:tab/><text:tab/>字段名称_<text:span text:style-name="T35">3</text:span>:异议内容<text:tab/><text:tab/>标签类型:文本框 <text:span text:style-name="T1"><text:s/></text:span>必填</text:p>
      <text:p text:style-name="P30"><text:tab/><text:tab/><text:tab/><text:tab/>按钮_<text:span text:style-name="T10">4</text:span>:提交</text:p>
      <text:p text:style-name="P45"><text:tab/><text:tab/><text:tab/>功能名称_4:冻结 功能类型:编辑</text:p>
      <text:p text:style-name="P45"><text:tab/><text:tab/><text:tab/> <text:s text:c="7"/>提示:确定要冻结这条数据么！</text:p>
      <text:p text:style-name="P45"><text:tab/><text:tab/><text:tab/><text:tab/>按钮_<text:span text:style-name="T2">1</text:span>:确认</text:p>
      <text:p text:style-name="P45"><text:bookmark-end text:name="__DdeLink__612_230125799"/><text:tab/><text:tab/><text:tab/><text:tab/>按钮_<text:span text:style-name="T2">2</text:span>:取消</text:p>
      <text:p text:style-name="P50"><text:tab/><text:tab/><text:tab/>功能名称_<text:span text:style-name="T53">5</text:span>:解冻 功能类型:编辑</text:p>
      <text:p text:style-name="P50"><text:tab/><text:tab/><text:tab/> <text:s text:c="7"/>提示:确定要解冻这条数据么！</text:p>
      <text:p text:style-name="P50"><text:tab/><text:tab/><text:tab/><text:tab/>按钮_<text:span text:style-name="T2">1</text:span>:确认</text:p>
      <text:p text:style-name="P50"><text:tab/><text:tab/><text:tab/><text:tab/>按钮_<text:span text:style-name="T2">2</text:span>:取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10T15:03:40.263333839</dc:date>
    <meta:editing-duration>P2DT9H50M26S</meta:editing-duration>
    <meta:editing-cycles>730</meta:editing-cycles>
    <meta:generator>LibreOffice/5.1.6.2.0$Linux_X86_64 LibreOffice_project/10$Build-2</meta:generator>
    <meta:document-statistic meta:table-count="0" meta:image-count="0" meta:object-count="0" meta:page-count="4" meta:paragraph-count="196" meta:word-count="2538" meta:character-count="4082" meta:non-whitespace-character-count="2930"/>
  </office:meta>
</office:document-meta>
</file>